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4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0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</style:style>
    <style:style style:name="T52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3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54" style:parent-style-name="Normal" style:family="paragraph">
      <style:paragraph-properties fo:margin-bottom="0in" fo:line-height="100%"/>
    </style:style>
    <style:style style:name="T5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56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9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9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99" style:parent-style-name="Normal" style:family="paragraph">
      <style:paragraph-properties fo:margin-bottom="0in" fo:line-height="100%"/>
    </style:style>
    <style:style style:name="T100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101" style:parent-style-name="Policepardéfaut" style:family="text">
      <style:text-properties style:font-name="Arial" style:font-name-complex="Arial" fo:color="#70AD47" fo:font-size="10pt" style:font-size-asian="10pt" style:font-size-complex="10pt" fo:language="en" fo:country="US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0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0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1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23" style:parent-style-name="Normal" style:family="paragraph">
      <style:paragraph-properties fo:margin-bottom="0in" fo:line-height="100%"/>
    </style:style>
    <style:style style:name="T124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33" style:parent-style-name="Normal" style:family="paragraph">
      <style:paragraph-properties fo:margin-bottom="0in" fo:line-height="100%"/>
    </style:style>
    <style:style style:name="T134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T135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36" style:parent-style-name="Policepardéfaut" style:family="text">
      <style:text-properties style:font-name="Arial" style:font-name-complex="Arial" fo:color="#70AD47" fo:font-size="10pt" style:font-size-asian="10pt" style:font-size-complex="10pt"/>
    </style:style>
    <style:style style:name="P137" style:parent-style-name="Normal" style:family="paragraph">
      <style:paragraph-properties fo:margin-bottom="0in" fo:line-height="100%"/>
    </style:style>
    <style:style style:name="T138" style:parent-style-name="Policepardéfaut" style:family="text">
      <style:text-properties style:font-name="Arial" style:font-name-complex="Arial" fo:font-size="10pt" style:font-size-asian="10pt" style:font-size-complex="10pt"/>
    </style:style>
    <style:style style:name="T139" style:parent-style-name="Policepardéfaut" style:family="text">
      <style:text-properties style:font-name="Arial" style:font-name-complex="Arial" fo:font-size="10pt" style:font-size-asian="10pt" style:font-size-complex="10pt" fo:language="en" fo:country="US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0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8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color="#70AD47" fo:font-size="10pt" style:font-size-asian="10pt" style:font-size-complex="10pt" fo:language="en" fo:country="US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5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66" style:parent-style-name="Normal" style:family="paragraph">
      <style:text-properties style:font-name="Arial" style:font-name-complex="Arial" fo:font-size="10pt" style:font-size-asian="10pt" style:font-size-complex="10pt" fo:language="en" fo:country="US"/>
    </style:style>
  </office:automatic-styles>
  <office:body>
    <office:text text:use-soft-page-breaks="true">
      <text:p text:style-name="P1">I – BILAN</text:p>
      <text:p text:style-name="P2"/>
      <text:p text:style-name="P3">1<text:s/>– PWM-ADC : Vérifié en simulation et en réel.</text:p>
      <text:p text:style-name="P4"/>
      <text:p text:style-name="P5">Pour la PWM seule, j’observe bien une période de 20 microsecondes,<text:s/>ce<text:s/>qui<text:s/>correspond bien à une fréquence de 50khz pour la PWM.</text:p>
      <text:p text:style-name="P6"/>
      <text:p text:style-name="P7">Pour la combinaison PWM-ADC, le rapport cyclique de la PWM est calculé en fonction de la valeur de l’ADC :</text:p>
      <text:p text:style-name="P8"/>
      <text:p text:style-name="P9">-Lorsque je fixe la valeur de l’ADC de 0 à 0,066V, le rapport cyclique est bien à 2% et j’observe bien une fenêtre de 0,4 microseconde.</text:p>
      <text:p text:style-name="P10"/>
      <text:p text:style-name="P11">-Lorsque je<text:s/>fixe la valeur de l’ADC à 0,825V, le rapport cyclique est bien à 25% et j’observe bien une fenêtre de 5 microsecondes.</text:p>
      <text:p text:style-name="P12"/>
      <text:p text:style-name="P13">-Lorsque je fixe la valeur de l’ADC à 1,65V, le rapport cyclique est bien à 50% et j’observe bien une fenêtre de 10 microsecondes.</text:p>
      <text:p text:style-name="P14"/>
      <text:p text:style-name="P15">-Lorsque je fixe la valeur de l’ADC à 2,475V, le rapport cyclique est bien à 75% et j’observe bien une fenêtre de 15 microsecondes.</text:p>
      <text:p text:style-name="P16"/>
      <text:p text:style-name="P17">-Lorsque je fixe la valeur de l’ADC à 3,3V, le rapport cyclique est bien à 98% et j’observe bien une fenêtre de 19,6<text:s/>microsecondes.</text:p>
      <text:p text:style-name="P18"/>
      <text:p text:style-name="P19">La PWM « complémentaire » (celle dont le rapport cyclique est complémentaire à celui de la première PWM) fonctionne aussi bien.</text:p>
      <text:p text:style-name="P20"/>
      <text:p text:style-name="P21">Le Prescaler me posait problème car je n’observais pas les bonnes fenêtres (4 microsecondes au lieu de 5 microsecondes pour une valeur de l’ADC à 0,825V, par exemple). J’ai donc mis le Prescaler à 0.</text:p>
      <text:p text:style-name="P22"/>
      <text:p text:style-name="P23">2 – UART-Interruption : Vérifié en simulation, pas en réel.</text:p>
      <text:p text:style-name="P24"/>
      <text:p text:style-name="P25">La valeur analogique de l’ADC est convertie en volts avec une précision d’environ +/- 0,8057mV.</text:p>
      <text:p text:style-name="P26">Toutes les 500ms, nous avons bien une interruption sur un Timer et l’affichage, via UART, de la valeur en volts de l’ADC ainsi que du rapport cyclique de la PWM « principale ».</text:p>
      <text:p text:style-name="P27"/>
      <text:p text:style-name="P28">II – MODULES</text:p>
      <text:p text:style-name="P29"/>
      <text:p text:style-name="P30">1 –<text:s/>COUCHE APPLICATION</text:p>
      <text:p text:style-name="P31"/>
      <text:p text:style-name="P32">#define NB_VALEURS_ADC 4096.0 // La résolution de l'ADC est de 12 bits</text:p>
      <text:p text:style-name="P33">#define VREF 3.3 // Tension de référence (3,3V)</text:p>
      <text:p text:style-name="P34"/>
      <text:p text:style-name="P35">/* Fonction de callback pour l'interruption */</text:p>
      <text:p text:style-name="P36">void Callback(void);</text:p>
      <text:p text:style-name="P37"/>
      <text:p text:style-name="P38">/* Conversion de la valeur analogique de l'ADC en volts :</text:p>
      <text:p text:style-name="P39">Avec une résolution de 12 bits et une tension de référence de 3.3V,</text:p>
      <text:p text:style-name="P40">la précision de cette conversion est de +/- 3.3/4096.0 V (environ égal à 0.8057 mV) */</text:p>
      <text:p text:style-name="P41">float Valeur_ADC_en_Volts(uint16_t Val_ADC);</text:p>
      <text:p text:style-name="P42"/>
      <text:p text:style-name="P43">2 –<text:s/>COUCHE DRIVER</text:p>
      <text:p text:style-name="P44"/>
      <text:p text:style-name="P45">Module GPIO</text:p>
      <text:p text:style-name="P46"/>
      <text:p text:style-name="P47">typedef struct{</text:p>
      <text:p text:style-name="P48"><text:span text:style-name="T49"><text:tab/></text:span><text:span text:style-name="T50">GPIO_TypeDef * GPIO;</text:span></text:p>
      <text:p text:style-name="P51"><text:span text:style-name="T52"><text:tab/>char GPIO_pin;<text:s/></text:span><text:span text:style-name="T53">// Numéro de 0 à 15</text:span></text:p>
      <text:p text:style-name="P54"><text:span text:style-name="T55"><text:tab/></text:span><text:span text:style-name="T56">char GPIO_conf;</text:span></text:p>
      <text:soft-page-break/>
      <text:p text:style-name="P57">} ourGPIO_struct;</text:p>
      <text:p text:style-name="P58">// Structure<text:s/>contenant un GPIO, le numéro du pin du GPIO et la configuration du GPIO</text:p>
      <text:p text:style-name="P59"/>
      <text:p text:style-name="P60">#define in_Floating 0x04</text:p>
      <text:p text:style-name="P61">#define in_PullDown 0x08</text:p>
      <text:p text:style-name="P62">#define in_PullUp 0x15</text:p>
      <text:p text:style-name="P63">// Tableau 20 : Les modes de configuration Input pull-down et Input pull-up</text:p>
      <text:p text:style-name="P64">// correspondent tous les deux à l'entier 0b1000 (chaque bit étant</text:p>
      <text:p text:style-name="P65">// respectivement affecté aux registres : CNF1, CNF0, MODE1, MODE0),</text:p>
      <text:p text:style-name="P66">// on met donc temporairement Pull-up à 15 et on le configurera correctement (à 8)</text:p>
      <text:p text:style-name="P67">// lorsque l'on en aura besoin. La différence entre Pull-down et Pull-up<text:s/></text:p>
      <text:p text:style-name="P68">// se jouera au niveau du registre PxODR.</text:p>
      <text:p text:style-name="P69"/>
      <text:p text:style-name="P70">#define in_Analog 0x00</text:p>
      <text:p text:style-name="P71">#define out_Ppull 0x01</text:p>
      <text:p text:style-name="P72">#define out_OD 0x05</text:p>
      <text:p text:style-name="P73">#define altOut_Ppull 0x09</text:p>
      <text:p text:style-name="P74">#define altOut_OD 0x13</text:p>
      <text:p text:style-name="P75"/>
      <text:p text:style-name="P76">// Les entiers ci-dessus sont la conversion en décimal des nombres</text:p>
      <text:p text:style-name="P77">// binaires<text:s/>affectés aux registres : CNF1, CNF0, MODE1, MODE0.</text:p>
      <text:p text:style-name="P78">// Ces nombres identifient les modes de configuration du GPIO.</text:p>
      <text:p text:style-name="P79"/>
      <text:p text:style-name="P80">void ourGPIO_Init( ourGPIO_struct * GPIOStructPtr);</text:p>
      <text:p text:style-name="P81">// Initialisation d'un GPIO donné</text:p>
      <text:p text:style-name="P82"/>
      <text:p text:style-name="P83">int ourGPIO_Read( ourGPIO_struct * GPIO, char GPIO_pin<text:s/>);</text:p>
      <text:p text:style-name="P84">// Indication de l'état d'un pin donné d'un GPIO donné</text:p>
      <text:p text:style-name="P85">// La fonction retourne 1 si le pin spécifié est à l'état haut, sinon elle retourne 0</text:p>
      <text:p text:style-name="P86"/>
      <text:p text:style-name="P87">void ourGPIO_Set(ourGPIO_struct * GPIO, char GPIO_pin);</text:p>
      <text:p text:style-name="P88">// Configuration du registre ODR pour le pin donné (cf. Tableau 20)</text:p>
      <text:p text:style-name="P89"/>
      <text:p text:style-name="P90">void ourGPIO_Reset(ourGPIO_struct * GPIO, char GPIO_pin);</text:p>
      <text:p text:style-name="P91">// Réinitialisation du bit du registre ODR correspondant au pin donné (cf. Tableau 20)</text:p>
      <text:p text:style-name="P92"/>
      <text:p text:style-name="P93">void ourGPIO_Toggle(ourGPIO_struct * GPIO, char GPIO_pin);</text:p>
      <text:p text:style-name="P94">// Inversion du bit du registre ODR<text:s/>correspondant au pin donné (cf. Tableau 20)</text:p>
      <text:p text:style-name="P95"/>
      <text:p text:style-name="P96">Module TIMER</text:p>
      <text:p text:style-name="P97"/>
      <text:p text:style-name="P98">typedef struct {</text:p>
      <text:p text:style-name="P99"><text:span text:style-name="T100"><text:tab/>TIM_TypeDef * Timer;<text:s/></text:span><text:span text:style-name="T101">// TIM1 à TIM4</text:span></text:p>
      <text:p text:style-name="P102"><text:tab/>unsigned short ARR;</text:p>
      <text:p text:style-name="P103"><text:tab/>unsigned short PSC;</text:p>
      <text:p text:style-name="P104">} MyTimer_Struct_TypeDef;</text:p>
      <text:p text:style-name="P105">// Structure contenant un Timer et les valeurs entières<text:s/>respectives que l'on affecte aux registres ARR et PSC</text:p>
      <text:p text:style-name="P106"/>
      <text:p text:style-name="P107">void MyTimer_Base_Init(MyTimer_Struct_TypeDef * TimIN);</text:p>
      <text:p text:style-name="P108">// Initialisation d'un Timer donné</text:p>
      <text:p text:style-name="P109"/>
      <text:p text:style-name="P110">void MyTimer_ActiveIT ( TIM_TypeDef * Timer, char Prio, void ( * IT_function ) (void));</text:p>
      <text:p text:style-name="P111">// Activation d'une interruption</text:p>
      <text:p text:style-name="P112">// La fonction MyTimer_Base_Init doit avoir été lancée avant de configurer une interruption</text:p>
      <text:p text:style-name="P113">// Paramètres : - TIM_TypeDef * Timer : Timer concerné</text:p>
      <text:p text:style-name="P114">//<text:tab/><text:tab/><text:tab/><text:tab/><text:tab/><text:tab/><text:tab/>- char Prio : Priorité allant de 0 à 15 (0 étant la plus grande priorité)</text:p>
      <text:p text:style-name="P115"/>
      <text:p text:style-name="P116">#define MyTimer_Base_Start(Timer) Timer-&gt;CR1 |= TIM_CR1_CEN</text:p>
      <text:soft-page-break/>
      <text:p text:style-name="P117">#define MyTimer_Base_Stop(Timer) Timer-&gt;CR1 &amp;= ~(TIM_CR1_CEN)</text:p>
      <text:p text:style-name="P118">// Macros permettant de démarrer ou d'arrêter un Timer donné</text:p>
      <text:p text:style-name="P119"/>
      <text:p text:style-name="P120">void MyTimer_PWM_Init_Channel(TIM_TypeDef * Timer, char Channel);</text:p>
      <text:p text:style-name="P121">// Lancement d'une<text:s/>PWM sur un canal particulier d'un Timer donné</text:p>
      <text:p text:style-name="P122">// Paramètres : - TIM_TypeDef * Timer : Timer concerné</text:p>
      <text:p text:style-name="P123"><text:span text:style-name="T124">// <text:s text:c="13"/>- char Prio : Priorité allant de 0 à 15 (0 étant la plus grande priorité)</text:span></text:p>
      <text:p text:style-name="P125"/>
      <text:p text:style-name="P126">void MyTimer_PWM_Set_Rapport_Cyclique(TIM_TypeDef * Timer, char<text:s/>Channel, double Rapport_Cyclique);</text:p>
      <text:p text:style-name="P127">// Affectation d'un rapport cyclique à une PWM d'un canal particulier d'un Timer donné</text:p>
      <text:p text:style-name="P128"/>
      <text:p text:style-name="P129">Module ADC</text:p>
      <text:p text:style-name="P130"/>
      <text:p text:style-name="P131">typedef struct{</text:p>
      <text:p text:style-name="P132"><text:tab/>ADC_TypeDef * ADC;</text:p>
      <text:p text:style-name="P133"><text:span text:style-name="T134"><text:tab/></text:span><text:span text:style-name="T135">char ADC_channel;<text:s/></text:span><text:span text:style-name="T136">// Numéro de 0 à 17</text:span></text:p>
      <text:p text:style-name="P137"><text:span text:style-name="T138"><text:tab/></text:span><text:span text:style-name="T139">char ADC_conf;</text:span></text:p>
      <text:p text:style-name="P140">} ourADC_struct;</text:p>
      <text:p text:style-name="P141"/>
      <text:p text:style-name="P142">#define c1cycle5 0x00</text:p>
      <text:p text:style-name="P143">#define c7cycles5 0x01</text:p>
      <text:p text:style-name="P144">#define c13cycles5 0x02</text:p>
      <text:p text:style-name="P145">#define c28cycles5 0x03</text:p>
      <text:p text:style-name="P146">#define c41cycles5 0x04</text:p>
      <text:p text:style-name="P147">#define c55cycles5 0x05</text:p>
      <text:p text:style-name="P148">#define c71cycles5 0x06</text:p>
      <text:p text:style-name="P149">#define c239cycles5 0x07</text:p>
      <text:p text:style-name="P150"/>
      <text:p text:style-name="P151">void ourADC_Init(ourADC_struct * ADCStructPtr);</text:p>
      <text:p text:style-name="P152">void ourADC_Start(ourADC_struct * ADCStructPtr);</text:p>
      <text:p text:style-name="P153">uint16_t ourADC_Read(ourADC_struct * ADCStructPtr);</text:p>
      <text:p text:style-name="P154"/>
      <text:p text:style-name="P155">Module UART</text:p>
      <text:p text:style-name="P156"/>
      <text:p text:style-name="P157">void MyUART_Init(USART_TypeDef * UART, unsigned int debit, int frequence_horloge);</text:p>
      <text:p text:style-name="P158">// Débit (Baud Rate) : vitesse de transmission des données (en bits/symboles par seconde ou "Bauds")</text:p>
      <text:p text:style-name="P159">// Fréquence de l'horloge de l'UART : vitesse de fonctionnement de l'UART, nombre de cycles par seconde (en Hz)</text:p>
      <text:p text:style-name="P160">// Ici F = 72MHz</text:p>
      <text:p text:style-name="P161"/>
      <text:p text:style-name="P162">void MyUART_SendChar(USART_TypeDef * UART, char c);</text:p>
      <text:p text:style-name="P163">void MyUART_SendString(USART_TypeDef * UART, char *str);</text:p>
      <text:p text:style-name="P164">char MyUART_Read(USART_TypeDef * UART);</text:p>
      <text:p text:style-name="P165">void MyUART_ActiveIT(USART_TypeDef * UART, void ( * IT_function ) (void));</text:p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n Anglade</meta:initial-creator>
    <dc:creator>Aurelien Anglade</dc:creator>
    <meta:creation-date>2024-12-06T15:40:00Z</meta:creation-date>
    <dc:date>2024-12-19T09:28:00Z</dc:date>
    <meta:template xlink:href="Normal.dotm" xlink:type="simple"/>
    <meta:editing-cycles>16</meta:editing-cycles>
    <meta:editing-duration>PT3660S</meta:editing-duration>
    <meta:document-statistic meta:page-count="3" meta:paragraph-count="12" meta:word-count="952" meta:character-count="6176" meta:row-count="43" meta:non-whitespace-character-count="5236"/>
  </office:meta>
</office:document-meta>
</file>